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paragraph-rsid="001d0e56"/>
    </style:style>
    <style:style style:name="P2" style:family="paragraph" style:parent-style-name="Standard">
      <style:text-properties fo:font-size="14pt" officeooo:rsid="001a736f" officeooo:paragraph-rsid="001a736f"/>
    </style:style>
    <style:style style:name="P3" style:family="paragraph" style:parent-style-name="Standard">
      <style:text-properties fo:font-size="16pt" officeooo:rsid="001b535a" officeooo:paragraph-rsid="001b535a"/>
    </style:style>
    <style:style style:name="P4" style:family="paragraph" style:parent-style-name="Standard">
      <style:text-properties fo:font-size="16pt" officeooo:rsid="001d0e56" officeooo:paragraph-rsid="001d0e56"/>
    </style:style>
    <style:style style:name="P5" style:family="paragraph" style:parent-style-name="Standard">
      <style:text-properties fo:font-size="16pt" officeooo:rsid="00239487" officeooo:paragraph-rsid="00239487"/>
    </style:style>
    <style:style style:name="P6" style:family="paragraph" style:parent-style-name="Standard">
      <style:text-properties fo:font-size="16pt" officeooo:rsid="00286557" officeooo:paragraph-rsid="00286557"/>
    </style:style>
    <style:style style:name="P7" style:family="paragraph" style:parent-style-name="Standard">
      <style:text-properties fo:font-size="15pt" officeooo:rsid="001b535a" officeooo:paragraph-rsid="001b535a" style:font-size-asian="15pt" style:font-size-complex="15pt"/>
    </style:style>
    <style:style style:name="P8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1d0e56" officeooo:paragraph-rsid="001d0e56" style:text-blinking="false" style:font-size-asian="15pt" style:font-size-complex="15pt" loext:padding="0in" loext:border="none"/>
    </style:style>
    <style:style style:name="P9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1fd15c" officeooo:paragraph-rsid="001fd15c" style:text-blinking="false" style:font-size-asian="15pt" style:font-size-complex="15pt" loext:padding="0in" loext:border="none"/>
    </style:style>
    <style:style style:name="P10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2c440" officeooo:paragraph-rsid="0022c440" style:text-blinking="false" style:font-size-asian="15pt" style:font-size-complex="15pt" loext:padding="0in" loext:border="none"/>
    </style:style>
    <style:style style:name="P11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39487" officeooo:paragraph-rsid="00239487" style:text-blinking="false" style:font-size-asian="15pt" style:font-size-complex="15pt" loext:padding="0in" loext:border="none"/>
    </style:style>
    <style:style style:name="P12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45f75" officeooo:paragraph-rsid="00245f75" style:text-blinking="false" style:font-size-asian="15pt" style:font-size-complex="15pt" loext:padding="0in" loext:border="none"/>
    </style:style>
    <style:style style:name="P13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45f75" officeooo:paragraph-rsid="00249089" style:text-blinking="false" style:font-size-asian="15pt" style:font-size-complex="15pt" loext:padding="0in" loext:border="none"/>
    </style:style>
    <style:style style:name="P14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472a0" officeooo:paragraph-rsid="00249089" style:text-blinking="false" style:font-size-asian="15pt" style:font-size-complex="15pt" loext:padding="0in" loext:border="none"/>
    </style:style>
    <style:style style:name="P15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472a0" officeooo:paragraph-rsid="002674d7" style:text-blinking="false" style:font-size-asian="15pt" style:font-size-complex="15pt" loext:padding="0in" loext:border="none"/>
    </style:style>
    <style:style style:name="P16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86557" officeooo:paragraph-rsid="00286557" style:text-blinking="false" style:font-size-asian="15pt" style:font-size-complex="15pt" loext:padding="0in" loext:border="none"/>
    </style:style>
    <style:style style:name="P17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9c8f5" officeooo:paragraph-rsid="0029c8f5" style:text-blinking="false" style:font-size-asian="15pt" style:font-size-complex="15pt" loext:padding="0in" loext:border="none"/>
    </style:style>
    <style:style style:name="P18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d0a55" officeooo:paragraph-rsid="002d0a55" style:text-blinking="false" style:font-size-asian="15pt" style:font-size-complex="15pt" loext:padding="0in" loext:border="none"/>
    </style:style>
    <style:style style:name="P19" style:family="paragraph" style:parent-style-name="Standard">
      <style:paragraph-properties fo:text-align="center" style:justify-single-word="false"/>
      <style:text-properties fo:font-size="26pt" fo:font-weight="bold" officeooo:rsid="001b535a" officeooo:paragraph-rsid="001b535a" style:font-size-asian="26pt" style:font-weight-asian="bold" style:font-size-complex="26pt" style:font-weight-complex="bold"/>
    </style:style>
    <style:style style:name="P20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39487" officeooo:paragraph-rsid="00239487" style:text-blinking="false" style:font-size-asian="15pt" style:font-size-complex="15pt" loext:padding="0in" loext:border="none"/>
    </style:style>
    <style:style style:name="P21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33a0fe" officeooo:paragraph-rsid="0033a0fe" style:text-blinking="false" style:font-size-asian="15pt" style:font-size-complex="15pt" loext:padding="0in" loext:border="none"/>
    </style:style>
    <style:style style:name="P22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45f75" officeooo:paragraph-rsid="00245f75" style:text-blinking="false" style:font-size-asian="15pt" style:font-size-complex="15pt" loext:padding="0in" loext:border="none"/>
    </style:style>
    <style:style style:name="P23" style:family="paragraph" style:parent-style-name="Standard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solid" style:text-underline-width="auto" style:text-underline-color="font-color" fo:font-weight="normal" officeooo:rsid="0033a0fe" officeooo:paragraph-rsid="0033a0fe" style:text-blinking="false" style:font-size-asian="15pt" style:font-size-complex="15pt" loext:padding="0in" loext:border="none"/>
    </style:style>
    <style:style style:name="T1" style:family="text">
      <style:text-properties officeooo:rsid="001d0e56"/>
    </style:style>
    <style:style style:name="T2" style:family="text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style:text-blinking="false" style:font-size-asian="15pt" style:font-size-complex="15pt" loext:padding="0in" loext:border="none"/>
    </style:style>
    <style:style style:name="T3" style:family="text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45f75" style:text-blinking="false" style:font-size-asian="15pt" style:font-size-complex="15pt" loext:padding="0in" loext:border="none"/>
    </style:style>
    <style:style style:name="T4" style:family="text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officeooo:rsid="002472a0" style:text-blinking="false" style:font-size-asian="15pt" style:font-size-complex="15pt" loext:padding="0in" loext:border="none"/>
    </style:style>
    <style:style style:name="T5" style:family="text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bold" style:text-blinking="false" style:font-size-asian="15pt" style:font-weight-asian="bold" style:font-size-complex="15pt" style:font-weight-complex="bold" loext:padding="0in" loext:border="none"/>
    </style:style>
    <style:style style:name="T6" style:family="text">
      <style:text-properties fo:font-size="15pt" officeooo:rsid="001d0e56" style:font-size-asian="15pt" style:font-size-complex="15pt"/>
    </style:style>
    <style:style style:name="T7" style:family="text">
      <style:text-properties officeooo:rsid="002fc3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19">End to End DevSecOps Project - <text:span text:style-name="T7">Steps</text:span></text:p>
      <text:p text:style-name="P3"/>
      <text:p text:style-name="P7">1. EC2 Machine t2 large recommanded</text:p>
      <text:p text:style-name="P7">2. <text:span text:style-name="T1">Connect ec2 machine</text:span></text:p>
      <text:p text:style-name="P1"><text:span text:style-name="T6">3. Clone Github </text:span><text:a xlink:type="simple" xlink:href="https://github.com/krishnaacharyaa/wanderlust" text:style-name="Internet_20_link" text:visited-style-name="Visited_20_Internet_20_Link"><text:span text:style-name="T2">wanderlust</text:span></text:a></text:p>
      <text:p text:style-name="P8">4. Docker and docker-compose installation on ec2 machine</text:p>
      <text:p text:style-name="P8">5. docker permission need to assigned</text:p>
      <text:p text:style-name="P8">6. jenkins and java installation</text:p>
      <text:p text:style-name="P8">7. connect of jenkins and login with password</text:p>
      <text:p text:style-name="P4"><text:span text:style-name="T2">8. run sonarsqube docker container (</text:span><text:span text:style-name="T5">docker run -itd –name sonarsqube-server -p 9000:9000 sonarqube:lts-community</text:span><text:span text:style-name="T2">)</text:span></text:p>
      <text:p text:style-name="P9">9. To access sonarqube assign 9000 into Security Group</text:p>
      <text:p text:style-name="P9">10. Access SonarQube Server &lt;ip&gt;:9000</text:p>
      <text:p text:style-name="P9">11. Now we need to connect sonarqube to jenkins and jenkins to sonarqube for code scanner using webhook</text:p>
      <text:p text:style-name="P9">12. Trivy Installation (sudo apt-get install wget apt-transport-https gnupg lsb-release</text:p>
      <text:p text:style-name="P9">wget -qO - https://aquasecurity.github.io/trivy-repo/deb/public.key | sudo apt-key add -</text:p>
      <text:p text:style-name="P9">echo deb https://aquasecurity.github.io/trivy-repo/deb $(lsb_release -sc) main | sudo tee -a /etc/apt/sources.list.d/trivy.list</text:p>
      <text:p text:style-name="P9">sudo apt-get update</text:p>
      <text:p text:style-name="P9">sudo apt-get install trivy</text:p>
      <text:p text:style-name="P10">13. sudo apt update (system update)</text:p>
      <text:p text:style-name="P10">14.now goto jenkins → manage jenkins → plugins</text:p>
      <text:p text:style-name="P10">15. install sonarqube scanner</text:p>
      <text:p text:style-name="P10">16. install sonarQuality gates</text:p>
      <text:p text:style-name="P10">17. OWSAP Dependency check</text:p>
      <text:p text:style-name="P10">18. docker</text:p>
      <text:p text:style-name="P10">19. restart jenkins</text:p>
      <text:p text:style-name="P10">20 now integrate with jenkins and sonarQube</text:p>
      <text:p text:style-name="P10">21. goto sonarQube server &lt;ip&gt;:9000 and login (goto adminitation- &gt; <text:s/>configuration - &gt; webhooks - &gt; create button → <text:soft-page-break/>name&lt;jenkins&gt;, url&lt;jenkins url&gt;:8080/sonarqube-webhook/ and then click create button</text:p>
      <text:p text:style-name="P11">22. goto security → users → see tokens and click and generate token - &gt; put some name &lt;admin&gt; and click &lt;generate button&gt;</text:p>
      <text:p text:style-name="P11">23. copy tocken &lt;token-copy&gt; <text:s/>squ_a94f410ebe969ecc92e5f39c63fe148ada5e7796</text:p>
      <text:p text:style-name="P11">24. goto jenkins → manage jenkins → system → look Sonarqube server → Add SonarQube button → Name &lt;sonar&gt;, Sonarqube URL&lt;url&gt;:9000, add token &lt;token&gt; via credentails and click save button</text:p>
      <text:p text:style-name="P11">25. goto manage jenkins → Tools → goto SonarQube scanner installation → add name &lt;sonar&gt;, select version and click save button</text:p>
      <text:p text:style-name="P11">26. goto manage jenkins → tools → Dependency Check → Add → add name&lt;dc&gt;, check install automatically → <text:s/>install github.com → select dependency version → then click save button</text:p>
      <text:p text:style-name="P5"><text:span text:style-name="T2">27. </text:span><text:span text:style-name="T3">Now create pipeline → goto jenkins piple and select Pipeline → and click create button.</text:span></text:p>
      <text:p text:style-name="P12">28. then check the Github project - &gt; and &lt;put github project Url&gt;</text:p>
      <text:p text:style-name="P12">29 check Github hoot trigger ….</text:p>
      <text:p text:style-name="P13">30 Now goto pipeline scrip and write code → pipeline{</text:p>
      <text:p text:style-name="P14"><text:s text:c="4"/>agent any</text:p>
      <text:p text:style-name="P14"><text:s text:c="4"/>environment{</text:p>
      <text:p text:style-name="P14"><text:s text:c="8"/>SONAR_HOME= tool "Sonar"</text:p>
      <text:p text:style-name="P14"><text:s text:c="4"/>}</text:p>
      <text:p text:style-name="P14"><text:s text:c="4"/>stages{</text:p>
      <text:p text:style-name="P14"><text:s text:c="8"/>stage("Clone Code from GitHub"){</text:p>
      <text:p text:style-name="P14"><text:s text:c="12"/>steps{</text:p>
      <text:p text:style-name="P14"><text:s text:c="16"/>git url: "https://github.com/krishnaacharyaa/wanderlust.git", branch: "devops"</text:p>
      <text:p text:style-name="P14"><text:s text:c="12"/>}</text:p>
      <text:p text:style-name="P14"><text:s text:c="8"/>}</text:p>
      <text:p text:style-name="P14"><text:s text:c="8"/>stage("SonarQube Quality Analysis"){</text:p>
      <text:p text:style-name="P14"><text:s text:c="12"/>steps{</text:p>
      <text:p text:style-name="P14"><text:s text:c="16"/>withSonarQubeEnv("Sonar"){</text:p>
      <text:p text:style-name="P14"><text:soft-page-break/><text:s text:c="20"/>sh "$SONAR_HOME/bin/sonar-scanner -Dsonar.projectName=wanderlust -Dsonar.projectKey=wanderlust"</text:p>
      <text:p text:style-name="P14"><text:s text:c="16"/>}</text:p>
      <text:p text:style-name="P14"><text:s text:c="12"/>}</text:p>
      <text:p text:style-name="P14"><text:s text:c="8"/>}</text:p>
      <text:p text:style-name="P14"><text:s text:c="8"/>stage("OWASP Dependency Check"){</text:p>
      <text:p text:style-name="P14"><text:s text:c="12"/>steps{</text:p>
      <text:p text:style-name="P14"><text:s text:c="16"/>dependencyCheck additionalArguments: '--scan ./', odcInstallation: 'dc'</text:p>
      <text:p text:style-name="P14"><text:s text:c="16"/>dependencyCheckPublisher pattern: '**/dependency-check-report.xml'</text:p>
      <text:p text:style-name="P14"><text:s text:c="12"/>}</text:p>
      <text:p text:style-name="P14"><text:s text:c="8"/>}</text:p>
      <text:p text:style-name="P14"><text:s text:c="8"/>stage("Sonar Quality Gate Scan"){</text:p>
      <text:p text:style-name="P14"><text:s text:c="12"/>steps{</text:p>
      <text:p text:style-name="P14"><text:s text:c="16"/>timeout(time: 2, unit: "MINUTES"){</text:p>
      <text:p text:style-name="P14"><text:s text:c="20"/>waitForQualityGate abortPipeline: false</text:p>
      <text:p text:style-name="P14"><text:s text:c="16"/>}</text:p>
      <text:p text:style-name="P14"><text:s text:c="12"/>}</text:p>
      <text:p text:style-name="P14"><text:s text:c="8"/>}</text:p>
      <text:p text:style-name="P14"><text:s text:c="8"/>stage("Trivy File System Scan"){</text:p>
      <text:p text:style-name="P14"><text:s text:c="12"/>steps{</text:p>
      <text:p text:style-name="P14"><text:s text:c="16"/>sh "trivy fs --format <text:s/>table -o trivy-fs-report.html ."</text:p>
      <text:p text:style-name="P14"><text:s text:c="12"/>}</text:p>
      <text:p text:style-name="P14"><text:s text:c="8"/>}</text:p>
      <text:p text:style-name="P14"><text:s text:c="8"/>stage("Deploy using Docker compose"){</text:p>
      <text:p text:style-name="P14"><text:s text:c="12"/>steps{</text:p>
      <text:p text:style-name="P14"><text:s text:c="16"/>sh "docker-compose up -d"</text:p>
      <text:p text:style-name="P14"><text:s text:c="12"/>}</text:p>
      <text:p text:style-name="P14"><text:s text:c="8"/>}</text:p>
      <text:p text:style-name="P14"><text:s text:c="4"/>}</text:p>
      <text:p text:style-name="P15">}</text:p>
      <text:p text:style-name="P15"/>
      <text:p text:style-name="P15">now goto Build Now button and click Build Now</text:p>
      <text:p text:style-name="P6"><text:span text:style-name="T4">3</text:span><text:span text:style-name="T2">1. deployment 5173 goto SG and add post 5173</text:span></text:p>
      <text:p text:style-name="P16">32. Run &lt;ec2-ip&gt;:5173</text:p>
      <text:p text:style-name="P17">33. change ip address to domain add Cname record DNS</text:p>
      <text:p text:style-name="P18">34. Add SG : 5000 port</text:p>
      <text:p text:style-name="P18"><text:soft-page-break/></text:p>
      <text:p text:style-name="P12"/>
      <text:p text:style-name="P12"/>
      <text:p text:style-name="P12"/>
      <text:p text:style-name="P12"/>
      <text:p text:style-name="P12"/>
      <text:p text:style-name="P23">Pipeline Code </text:p>
      <text:p text:style-name="P23"/>
      <text:p text:style-name="P21">pipeline{</text:p>
      <text:p text:style-name="P21"><text:s text:c="4"/>agent any</text:p>
      <text:p text:style-name="P21"><text:s text:c="4"/>environment{</text:p>
      <text:p text:style-name="P21"><text:s text:c="8"/>SONAR_HOME= tool "Sonar"</text:p>
      <text:p text:style-name="P21"><text:s text:c="4"/>}</text:p>
      <text:p text:style-name="P21"><text:s text:c="4"/>stages{</text:p>
      <text:p text:style-name="P21"><text:s text:c="8"/>stage("Clone Code from GitHub"){</text:p>
      <text:p text:style-name="P21"><text:s text:c="12"/>steps{</text:p>
      <text:p text:style-name="P21"><text:s text:c="16"/>git url: "https://github.com/waseemuddin/DevSecOps-Project.git", branch: "devops"</text:p>
      <text:p text:style-name="P21"><text:s text:c="12"/>}</text:p>
      <text:p text:style-name="P21"><text:s text:c="8"/>}</text:p>
      <text:p text:style-name="P21"><text:s text:c="8"/>stage("SonarQube Quality Analysis"){</text:p>
      <text:p text:style-name="P21"><text:s text:c="12"/>steps{</text:p>
      <text:p text:style-name="P21"><text:s text:c="16"/>withSonarQubeEnv("Sonar"){</text:p>
      <text:p text:style-name="P21"><text:s text:c="20"/>sh "$SONAR_HOME/bin/sonar-scanner -Dsonar.projectName=wanderlust -Dsonar.projectKey=wanderlust"</text:p>
      <text:p text:style-name="P21"><text:s text:c="16"/>}</text:p>
      <text:p text:style-name="P21"><text:s text:c="12"/>}</text:p>
      <text:p text:style-name="P21"><text:s text:c="8"/>}</text:p>
      <text:p text:style-name="P21"><text:s text:c="8"/>stage("OWASP Dependency Check"){</text:p>
      <text:p text:style-name="P21"><text:s text:c="12"/>steps{</text:p>
      <text:p text:style-name="P21"><text:s text:c="16"/>dependencyCheck additionalArguments: '--scan ./', odcInstallation: 'dc'</text:p>
      <text:p text:style-name="P21"><text:s text:c="16"/>dependencyCheckPublisher pattern: '**/dependency-check-report.xml'</text:p>
      <text:p text:style-name="P21"><text:s text:c="12"/>}</text:p>
      <text:p text:style-name="P21"><text:s text:c="8"/>}</text:p>
      <text:p text:style-name="P21"><text:s text:c="8"/>stage("Sonar Quality Gate Scan"){</text:p>
      <text:p text:style-name="P21"><text:s text:c="12"/>steps{</text:p>
      <text:p text:style-name="P21"><text:soft-page-break/><text:s text:c="16"/>timeout(time: 2, unit: "MINUTES"){</text:p>
      <text:p text:style-name="P21"><text:s text:c="20"/>waitForQualityGate abortPipeline: false</text:p>
      <text:p text:style-name="P21"><text:s text:c="16"/>}</text:p>
      <text:p text:style-name="P21"><text:s text:c="12"/>}</text:p>
      <text:p text:style-name="P21"><text:s text:c="8"/>}</text:p>
      <text:p text:style-name="P21"><text:s text:c="8"/>stage("Trivy File System Scan"){</text:p>
      <text:p text:style-name="P21"><text:s text:c="12"/>steps{</text:p>
      <text:p text:style-name="P21"><text:s text:c="16"/>sh "trivy fs --format <text:s/>table -o trivy-fs-report.html ."</text:p>
      <text:p text:style-name="P21"><text:s text:c="12"/>}</text:p>
      <text:p text:style-name="P21"><text:s text:c="8"/>}</text:p>
      <text:p text:style-name="P21"><text:s text:c="8"/>stage("Deploy using Docker compose"){</text:p>
      <text:p text:style-name="P21"><text:s text:c="12"/>steps{</text:p>
      <text:p text:style-name="P21"><text:s text:c="16"/>sh "docker-compose up -d"</text:p>
      <text:p text:style-name="P21"><text:s text:c="12"/>}</text:p>
      <text:p text:style-name="P21"><text:s text:c="8"/>}</text:p>
      <text:p text:style-name="P21"><text:s text:c="4"/>}</text:p>
      <text:p text:style-name="P2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2:04:48.502143955</meta:creation-date>
    <dc:date>2024-06-02T14:16:41.059174435</dc:date>
    <meta:editing-duration>PT2H52M4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5" meta:paragraph-count="126" meta:word-count="572" meta:character-count="5011" meta:non-whitespace-character-count="3659"/>
  </office:meta>
</office:document-meta>
</file>